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43" calcext:value-type="float">
            <text:p>43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9:18:18.0562869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30T22:36:58.279654528</dc:date>
    <meta:editing-duration>P127DT18H12M46S</meta:editing-duration>
    <meta:editing-cycles>799</meta:editing-cycles>
    <meta:document-statistic meta:table-count="5" meta:cell-count="756" meta:object-count="0"/>
  </office:meta>
</office:document-meta>
</file>